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>
      <style:paragraph-properties fo:text-align="center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6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ack To Metal – BTM</text:p>
      <text:p text:style-name="Standard"/>
      <text:p text:style-name="P7">Introduction</text:p>
      <text:p text:style-name="Standard"/>
      <text:p text:style-name="Standard">Proof of Concept d'un système d'exploitation écrit en assembleur et en D2, focus sur la portabilité et la stabilité, ce qui produit nécessairement une performance, non pure mais efficace.</text:p>
      <text:p text:style-name="Standard"/>
      <text:p text:style-name="P7">Arborescence</text:p>
      <text:p text:style-name="Standard"/>
      <text:list xml:id="list1980420834" text:style-name="L2">
        <text:list-item>
          <text:p text:style-name="P2">documentation/</text:p>
        </text:list-item>
      </text:list>
      <text:p text:style-name="Standard"/>
      <text:p text:style-name="Standard">contient les documents qui décrivent le matériel sur lequel peut tourner BTM</text:p>
      <text:p text:style-name="Standard"/>
      <text:list xml:id="list1288163576" text:style-name="L1">
        <text:list-item>
          <text:p text:style-name="P1">output/</text:p>
        </text:list-item>
      </text:list>
      <text:p text:style-name="Standard"/>
      <text:p text:style-name="Standard">contient les sorties binaires, exécutables et supports qui permettent d'exécuter BTM ou bien les samples de démonstration</text:p>
      <text:p text:style-name="Standard"/>
      <text:list xml:id="list114156689" text:style-name="L3">
        <text:list-item>
          <text:p text:style-name="P3">sources/</text:p>
        </text:list-item>
      </text:list>
      <text:p text:style-name="Standard"/>
      <text:p text:style-name="Standard">contient le code source de BTM ainsi que des samples</text:p>
      <text:p text:style-name="Standard"/>
      <text:p text:style-name="P7">Dépendances</text:p>
      <text:p text:style-name="Standard"/>
      <text:list xml:id="list863270012" text:style-name="L4">
        <text:list-item>
          <text:p text:style-name="P4">DMD / LDC / GDC</text:p>
        </text:list-item>
      </text:list>
      <text:p text:style-name="Standard"/>
      <text:p text:style-name="Standard">compilateurs D version 2</text:p>
      <text:p text:style-name="Standard"/>
      <text:list xml:id="list1633790174" text:style-name="L5">
        <text:list-item>
          <text:p text:style-name="P5">NASM</text:p>
        </text:list-item>
      </text:list>
      <text:p text:style-name="Standard"/>
      <text:p text:style-name="Standard">assembleur x86, 32 et 64 bits</text:p>
      <text:p text:style-name="Standard"/>
      <text:list xml:id="list153232500" text:style-name="L6">
        <text:list-item>
          <text:p text:style-name="P8">CMake / CMakeD2 (<text:a xlink:type="simple" xlink:href="http://code.google.com/p/cmaked2/wiki/GettingStarted">http://code.google.com/p/cmaked2/wiki/GettingStarted</text:a>)</text:p>
        </text:list-item>
      </text:list>
      <text:p text:style-name="Standard"/>
      <text:p text:style-name="Standard">système de construction de logiciel, permettant de gérer les tâches à effectuer, comme compiler le code source, créer des supports d'installation, et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4T17:31:53</meta:creation-date>
    <meta:generator>LibreOffice/3.5$Linux_X86_64 LibreOffice_project/350m1$Build-202</meta:generator>
    <dc:date>2012-04-24T20:00:19</dc:date>
    <meta:editing-duration>PT2H18M28S</meta:editing-duration>
    <meta:editing-cycles>10</meta:editing-cycles>
    <meta:document-statistic meta:table-count="0" meta:image-count="0" meta:object-count="0" meta:page-count="1" meta:paragraph-count="17" meta:word-count="127" meta:character-count="817" meta:non-whitespace-character-count="713"/>
  </office:meta>
</office:document-meta>
</file>